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A000000DD000000DD70DD954D.svm"/>
  <manifest:file-entry manifest:media-type="" manifest:full-path="Object 1/Pictures/2000000A000000DD000000DDF1F7E11A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391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271cm" svg:height="8.999cm" svg:x="0.079cm" svg:y="0.026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891cm" svg:height="0.64cm" svg:x="1.075cm" svg:y="6cm">
          <draw:text-box>
            <text:p><text:span text:style-name="T1">21</text:span></text:p>
          </draw:text-box>
        </draw:frame>
        <draw:frame draw:style-name="gr2" draw:text-style-name="P2" draw:layer="layout" svg:width="0.891cm" svg:height="0.64cm" svg:x="3.776cm" svg:y="5.1cm">
          <draw:text-box>
            <text:p><text:span text:style-name="T1">23</text:span></text:p>
          </draw:text-box>
        </draw:frame>
        <draw:frame draw:style-name="gr2" draw:text-style-name="P2" draw:layer="layout" svg:width="0.891cm" svg:height="0.64cm" svg:x="7.077cm" svg:y="3.3cm">
          <draw:text-box>
            <text:p><text:span text:style-name="T1">25</text:span></text:p>
          </draw:text-box>
        </draw:frame>
        <draw:frame draw:style-name="gr2" draw:text-style-name="P2" draw:layer="layout" svg:width="0.891cm" svg:height="0.64cm" svg:x="10.278cm" svg:y="0.5cm">
          <draw:text-box>
            <text:p><text:span text:style-name="T1">2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1.4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1-26T16:08:59.780810421</meta:creation-date>
    <dc:date>2016-06-11T20:56:54.06</dc:date>
    <meta:editing-duration>PT1H45M21S</meta:editing-duration>
    <meta:editing-cycles>10</meta:editing-cycles>
    <meta:generator>OpenOffice/4.1.2$Win32 OpenOffice.org_project/412m3$Build-9782</meta:generator>
    <dc:creator>Julien Loiseau</dc:creator>
    <meta:document-statistic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amed-symbol" chart:symbol-name="square" chart:symbol-width="0.15cm" chart:symbol-height="0.15cm" chart:link-data-style-to-source="false">
        <chart:symbol-image xlink:href="Pictures/2000000A000000DD000000DDF1F7E11A.svm" xlink:type="simple" xlink:actuate="onLoad"/>
      </style:chart-properties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15cm" chart:symbol-height="0.15cm" chart:link-data-style-to-source="false">
        <chart:symbol-image xlink:href="Pictures/2000000A000000DD000000DD70DD954D.svm" xlink:type="simple" xlink:actuate="onLoad"/>
      </style:chart-properties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272cm" svg:height="9cm" xlink:href="." xlink:type="simple" chart:class="chart:line" chart:style-name="ch1">
        <chart:legend svg:x="1.154cm" svg:y="0.233cm" style:legend-expansion="custom" chartooo:width="2.831cm" chartooo:height="1.096cm" style:legend-expansion-aspect-ratio="2.58302919708029" chart:style-name="ch2"/>
        <chart:plot-area chart:style-name="ch3" chart:data-source-has-labels="both" svg:x="0.533cm" svg:y="0.021cm" svg:width="10.554cm" svg:height="8.494cm">
          <chartooo:coordinate-region svg:x="1.154cm" svg:y="0.233cm" svg:width="9.746cm" svg:height="7.609cm"/>
          <chart:axis chart:dimension="x" chart:name="primary-x" chart:style-name="ch4" chartooo:axis-type="auto">
            <chartooo:date-scale/>
            <chart:title svg:x="5.051cm" svg:y="8.408cm" chart:style-name="ch5">
              <text:p>#GPU</text:p>
            </chart:title>
            <chart:categories table:cell-range-address="local-table.$B$1:.$E$1"/>
          </chart:axis>
          <chart:axis chart:dimension="y" chart:name="primary-y" chart:style-name="ch6">
            <chart:title svg:x="0.139cm" svg:y="5.141cm" chart:style-name="ch7">
              <text:p>GTEPS</text:p>
            </chart:title>
            <chart:grid chart:style-name="ch8" chart:class="major"/>
          </chart:axis>
          <chart:series chart:style-name="ch9" chart:values-cell-range-address="local-table.$B$2:.$E$2" chart:label-cell-address="local-table.$A$2" chart:class="chart:line">
            <chart:data-point chart:repeated="4"/>
          </chart:series>
          <chart:series chart:style-name="ch10" chart:values-cell-range-address="local-table.$B$3:.$E$3" chart:label-cell-address="local-table.$A$3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4</text:p>
              </table:table-cell>
              <table:table-cell office:value-type="string">
                <text:p>16</text:p>
              </table:table-cell>
              <table:table-cell office:value-type="string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CPU</text:p>
              </table:table-cell>
              <table:table-cell office:value-type="float" office:value="0.855">
                <text:p>0.855</text:p>
              </table:table-cell>
              <table:table-cell office:value-type="float" office:value="2.03657">
                <text:p>2.03657</text:p>
              </table:table-cell>
              <table:table-cell office:value-type="float" office:value="3.03705">
                <text:p>3.03705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GPU</text:p>
              </table:table-cell>
              <table:table-cell office:value-type="float" office:value="2.00621">
                <text:p>2.00621</text:p>
              </table:table-cell>
              <table:table-cell office:value-type="float" office:value="3.85158">
                <text:p>3.85158</text:p>
              </table:table-cell>
              <table:table-cell office:value-type="float" office:value="7.35723">
                <text:p>7.35723</text:p>
              </table:table-cell>
              <table:table-cell office:value-type="float" office:value="12.4585">
                <text:p>12.45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